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mm" svg:height="90.04mm" svg:x="91.92mm" svg:y="22.58mm">
            <draw:object draw:notify-on-update-of-ranges="Sheet1.B1:Sheet1.B10 Sheet1.A1:Sheet1.A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  <table:table-cell table:formula="of:=MAX([.B1:.B201])" office:value-type="float" office:value="1.6895" calcext:value-type="float">
            <text:p>1.6895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5" calcext:value-type="float">
            <text:p>1.6895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5" calcext:value-type="float">
            <text:p>1.6895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5" calcext:value-type="float">
            <text:p>1.6895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5" calcext:value-type="float">
            <text:p>1.6895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5" calcext:value-type="float">
            <text:p>1.6895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5" calcext:value-type="float">
            <text:p>1.6895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5" calcext:value-type="float">
            <text:p>1.6895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5" calcext:value-type="float">
            <text:p>1.6895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7" calcext:value-type="float">
            <text:p>1.6887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7" calcext:value-type="float">
            <text:p>1.6887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7" calcext:value-type="float">
            <text:p>1.6887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7" calcext:value-type="float">
            <text:p>1.6887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4:09:08.986908641</meta:creation-date>
    <dc:date>2019-04-08T14:22:44.588246091</dc:date>
    <meta:editing-duration>PT2M25S</meta:editing-duration>
    <meta:editing-cycles>1</meta:editing-cycles>
    <meta:document-statistic meta:table-count="1" meta:cell-count="403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.5" chart:interval-major="0.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3.245cm" svg:y="3.954cm" style:legend-expansion="high" chart:style-name="ch2"/>
        <chart:plot-area chart:style-name="ch3" table:cell-range-address="Sheet1.A1:Sheet1.B10" chart:data-source-has-labels="row" svg:x="0.319cm" svg:y="0.18cm" svg:width="12.607cm" svg:height="8.645cm">
          <chartooo:coordinate-region svg:x="1.231cm" svg:y="0.379cm" svg:width="11.50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" loext:label-string="actual" chart:class="chart:line">
            <chart:data-point chart:repeated="10"/>
          </chart:series>
          <chart:series chart:style-name="ch8" chart:values-cell-range-address="Sheet1.A1:Sheet1.A10" loext:label-string="predicted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predi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891">
                <text:p>1.6891</text:p>
                <draw:g>
                  <svg:desc>Sheet1.B1:Sheet1.B10</svg:desc>
                </draw:g>
              </table:table-cell>
              <table:table-cell office:value-type="float" office:value="1.53871167515812">
                <text:p>1.53871167515812</text:p>
                <draw:g>
                  <svg:desc>Sheet1.A1:Sheet1.A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893">
                <text:p>1.6893</text:p>
              </table:table-cell>
              <table:table-cell office:value-type="float" office:value="1.53871167515812">
                <text:p>1.53871167515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893">
                <text:p>1.6893</text:p>
              </table:table-cell>
              <table:table-cell office:value-type="float" office:value="1.53871167515812">
                <text:p>1.538711675158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893">
                <text:p>1.6893</text:p>
              </table:table-cell>
              <table:table-cell office:value-type="float" office:value="1.53871167515812">
                <text:p>1.53871167515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93">
                <text:p>1.6893</text:p>
              </table:table-cell>
              <table:table-cell office:value-type="float" office:value="1.53871167515812">
                <text:p>1.53871167515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891">
                <text:p>1.6891</text:p>
              </table:table-cell>
              <table:table-cell office:value-type="float" office:value="1.53871167515812">
                <text:p>1.538711675158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891">
                <text:p>1.6891</text:p>
              </table:table-cell>
              <table:table-cell office:value-type="float" office:value="1.53871167515812">
                <text:p>1.538711675158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891">
                <text:p>1.6891</text:p>
              </table:table-cell>
              <table:table-cell office:value-type="float" office:value="1.53871167515812">
                <text:p>1.538711675158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891">
                <text:p>1.6891</text:p>
              </table:table-cell>
              <table:table-cell office:value-type="float" office:value="1.53871167515812">
                <text:p>1.538711675158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894">
                <text:p>1.6894</text:p>
              </table:table-cell>
              <table:table-cell office:value-type="float" office:value="1.53871167515812">
                <text:p>1.538711675158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